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b66eb" style:font-style-asian="normal" style:font-style-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e6863"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1566f" style:font-style-asian="normal" style:font-style-complex="normal"/>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style:style style:name="T76" style:family="text">
      <style:text-properties officeooo:rsid="000cc171"/>
    </style:style>
    <style:style style:name="T77" style:family="text">
      <style:text-properties officeooo:rsid="000d7661"/>
    </style:style>
    <style:style style:name="T78" style:family="text">
      <style:text-properties officeooo:rsid="000e1197"/>
    </style:style>
    <style:style style:name="T79" style:family="text">
      <style:text-properties officeooo:rsid="000e2e7e"/>
    </style:style>
    <style:style style:name="T80" style:family="text">
      <style:text-properties officeooo:rsid="000fe28e"/>
    </style:style>
    <style:style style:name="T81" style:family="text">
      <style:text-properties officeooo:rsid="00102f3b"/>
    </style:style>
    <style:style style:name="T82" style:family="text">
      <style:text-properties officeooo:rsid="001072a7"/>
    </style:style>
    <style:style style:name="T83" style:family="text">
      <style:text-properties officeooo:rsid="0011868f"/>
    </style:style>
    <style:style style:name="T84" style:family="text">
      <style:text-properties officeooo:rsid="0015a55b"/>
    </style:style>
    <style:style style:name="T85" style:family="text">
      <style:text-properties officeooo:rsid="001879ce"/>
    </style:style>
    <style:style style:name="T86" style:family="text">
      <style:text-properties officeooo:rsid="00187dd0"/>
    </style:style>
    <style:style style:name="T87" style:family="text">
      <style:text-properties officeooo:rsid="00194f6a"/>
    </style:style>
    <style:style style:name="T88" style:family="text">
      <style:text-properties officeooo:rsid="001b66eb"/>
    </style:style>
    <style:style style:name="T89" style:family="text">
      <style:text-properties officeooo:rsid="001c9740"/>
    </style:style>
    <style:style style:name="T90" style:family="text">
      <style:text-properties officeooo:rsid="001cd848"/>
    </style:style>
    <style:style style:name="T91" style:family="text">
      <style:text-properties officeooo:rsid="001e6863"/>
    </style:style>
    <style:style style:name="T92" style:family="text">
      <style:text-properties officeooo:rsid="00204c41"/>
    </style:style>
    <style:style style:name="T93" style:family="text">
      <style:text-properties officeooo:rsid="0021566f"/>
    </style:style>
    <style:style style:name="T94" style:family="text">
      <style:text-properties officeooo:rsid="00246322"/>
    </style:style>
    <style:style style:name="T95" style:family="text">
      <style:text-properties officeooo:rsid="0025dc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2"/>
      <text:h text:style-name="P152"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2"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745323959801722582"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2"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2"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text:span text:style-name="T86">удь</text:span> <text:span text:style-name="T86">смазать инструмент после работы!</text:span> Сильнее поддавай, не <text:span text:style-name="T86">тушуйся</text:span>! – подбадривал Норф. – Не жалей заготовку, лучше напартачить в учёбе, чем запороть заказ! Нежнее дави на рубанок! <text:span text:style-name="T87">Эх, мне б такие копыта, как у тебя, я бы тремя рубанками одновременно работал!</text:span> Сделаем <text:span text:style-name="T85">вместе</text:span> пару бричек, и <text:span text:style-name="T85">сможешь </text:span>перей<text:span text:style-name="T85">ти</text:span>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text:span text:style-name="T87">древности</text:span>! Каретный двор «Феникс» идёт в ногу со временем!</text:p>
      <text:p text:style-name="P47">Две повозки на разных стадиях готовности стояли в сборочном ангаре. Я уже <text:span text:style-name="T87">шестой</text:span> день постигал искусство каретного мастера. Зайдя к Норфу «на огонёк» во время очередных блужданий по Кантерлоту, я так и остался <text:span text:style-name="T87">у него</text:span>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text:span text:style-name="T87">Ты ж её раза в полтора тоньше сделал, чем нужно!</text:span> А он мне гордо так: ставлю бутылку креплёного понивилльского сидра от Биг Макинтоша на твою шляпу, <text:span text:style-name="T91">что </text:span>Селести<text:span text:style-name="T91">я подарила</text:span> — не лопнет! Ну ладно, думаю. Мне интересно только, что он такого Маку посулил, что тот с ним своим <text:span text:style-name="T87">секретным </text:span>самогоном поделился? Побились мы, <text:span text:style-name="T91">значит,</text:span> об заклад. А на следующий день прибегает <text:span text:style-name="T91">он </text:span>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text:span text:style-name="T87">два</text:span>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text:span text:style-name="T87">пенал</text:span>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text:span text:style-name="T87">В полдень</text:span>,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text:span text:style-name="T80">мельтеша перед глазами</text:span>.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text:span text:style-name="T80">сь</text:span>. <text:span text:style-name="T80">Только м</text:span>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text:span text:style-name="T81">Рада</text:span> тебя <text:span text:style-name="T81">видеть</text:span>. – аликорница <text:span text:style-name="T81">рассеянно</text:span>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text:span text:style-name="T82">старый и </text:span>очень хороший друг. Я специально стараюсь направлять заказ<text:span text:style-name="T82">ы</text:span>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text:span text:style-name="T82">как</text:span>.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text:span text:style-name="T82">не наглею ли я</text:span>?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1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text:span text:style-name="T88">Причиной моего отсутствия был <text:s/>не пикник — к слову сказать, я от него в восторге! Увы, мне нужно было отлучиться по делам у дальней границы Эквестрии. </text:span>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text:span text:style-name="T78">прошлой жизни твои последние отношения </text:span>именно так и закончились: никто не захотел уступать <text:span text:style-name="T78">и извиняться</text:span>. Хотя ты сильно жалел об этом в 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text:span text:style-name="T78">извиняю</text:span> — и ценю твоё признание. Сам бы <text:span text:style-name="T78">я </text:span>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text:span text:style-name="T78">бы </text:span>себя правым до последнего. Ещё и послал бы подальше.</text:p>
      <text:p text:style-name="P47"/>
      <text:p text:style-name="P47">Аликорница насмешливо покачала головой.</text:p>
      <text:p text:style-name="P47">– <text:span text:style-name="T79">У</text:span>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text:span text:style-name="T88">Абсолютное </text:span>Стирани<text:span text:style-name="T88">е</text:span>.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text:span text:style-name="T83">на нём </text:span>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text:span text:style-name="T88">С</text:span>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text:span text:style-name="T88">О, мою память хранит Метазащита.</text:span> Я <text:span text:style-name="T88">сотворила это заклинание</text:span>, когда сражалась с Иггусом… <text:span text:style-name="T88">Метазащита создаёт некоторую неопределённость, парадокс-карман, в котором может сохраняться информация о небытие. Я помню о том, что МОГЛО БЫ БЫТЬ. </text:span>Правда, <text:span text:style-name="T88">Метаз</text:span>ащита еле действует, так как прошло очень много времени.</text:p>
      <text:p text:style-name="P47">Так вот, сейчас у меня такое впечатление, что тот город попал под действие <text:span text:style-name="T88">Абсолютного Стирания</text:span>.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pan text:style-name="T88">Метаз</text:span>ащите. И то, название вспомнить не могу до сих пор.</text:p>
      <text:p text:style-name="P47"><text:span text:style-name="T84">Так вот, я</text:span>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text:span text:style-name="T88">Метазащиты</text:span>.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text:span text:style-name="T84">Похоже, </text:span>Стирание уничтожает упоминания об объекте из всех <text:span text:style-name="T88">возможных </text:span>реальностей. <text:span text:style-name="T88">Это ещё страшнее, чем я себе представляла.</text:span></text:p>
      <text:p text:style-name="P47"/>
      <text:p text:style-name="P47">Аликорница потёрла висок и растерянно посмотрела на меня. <text:span text:style-name="T91">От меня не укрылись мешки под её глазами.</text:span></text:p>
      <text:p text:style-name="P47">– Мне только что пришло в голову… Сколько ещё таких городов могло исчезнуть, пока <text:s/>ослабленная <text:span text:style-name="T89">Метаз</text:span>ащита сработала? Быть может, уже половина Эквестрии растаяла без следа? Я ведь даже узнать никогда не смогу. <text:span text:style-name="T89">Метаз</text:span>ащита не работает в обратную сторону.</text:p>
      <text:p text:style-name="P47"/>
      <text:p text:style-name="P150"><text:span text:style-name="T91">Опять эти тревожные заморочки о конце света! Впрочем, ты уже привык к ним, Анон.</text:span></text:p>
      <text:p text:style-name="P150"/>
      <text:p text:style-name="P150">Я обнял аликорницу, успокаивая.</text:p>
      <text:p text:style-name="P150">– Не печалься так, принцесса. Ты делаешь всё, что от тебя зависит. Не твоя вина, если это происходит. <text:span text:style-name="T90">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span></text:p>
      <text:p text:style-name="P150"/>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text:span text:style-name="T92">замкового</text:span> парка, приближаясь к заветному месту. Она шла впереди, я — чуть cзади. <text:s/><text:span text:style-name="T92">С каждым шагом моё сердце стучало всё громче. </text:span>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151"><text:span text:style-name="T93">Опять это чувство! </text:span>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151">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text:span text:style-name="T93">После чего </text:span>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text:span text:style-name="T94">же наверняка </text:span>служила оградой, защищающей неосторожных пони от падения в пропасть. Ибо <text:span text:style-name="T94">от попыток</text:span> представить <text:span text:style-name="T94">себе чокнутых пони</text:span>, карабкающ<text:span text:style-name="T95">ихс</text:span>я по отвесной скале километровой высоты на такую же отвесную стену <text:span text:style-name="T94">у меня клинило мозги</text:span>.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text:span text:style-name="T76">енную поверхность</text:span>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text:span text:style-name="T95">ется</text:span>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text:span text:style-name="T77">практикуется,</text:span> – заметила Селестия. – Отличная работа, хотя жеребячливости хватает. Что неудивительно, учитывая их возраст. Ещё полгода назад они были <text:span text:style-name="T77">кадетами</text:span> <text:span text:style-name="T77">лётной </text:span>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text:span text:style-name="T77">Т</text:span>олько <text:span text:style-name="T77">мне </text:span>смешно слышать, что для обучения полётам пегасам приходится заканчивать какую-то <text:span text:style-name="T77">там </text:span>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text:span text:style-name="T95">пять </text:span>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text:soft-page-break/>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text:soft-page-break/>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text:soft-page-break/>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oft-page-break/><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text:soft-page-break/>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text:soft-page-break/>–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text:soft-page-break/>–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text:soft-page-break/>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text:soft-page-break/>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text:soft-page-break/>“…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soft-page-break/>…</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text:soft-page-break/>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text:soft-page-break/>–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oft-page-break/>–<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text:soft-page-break/>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oft-page-break/><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text:soft-page-break/>–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text:soft-page-break/>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text:soft-page-break/>–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text:soft-page-break/>–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text:soft-page-break/>–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text:span><text:soft-page-break/><text:span text:style-name="T1">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text:soft-page-break/>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text:soft-page-break/>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text:soft-page-break/>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text:soft-page-break/>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text:soft-page-break/>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text:soft-page-break/>–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text:soft-page-break/>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text:soft-page-break/>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text:soft-page-break/>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text:soft-page-break/>–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text:soft-page-break/>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text:soft-page-break/>–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text:soft-page-break/>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text:soft-page-break/>–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soft-page-break/>…</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oft-page-break/><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text:soft-page-break/>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oft-page-break/><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oft-page-break/>«<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text:soft-page-break/>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text:soft-page-break/>–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text:soft-page-break/>–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text:soft-page-break/>–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text:soft-page-break/>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text:soft-page-break/>–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text:soft-page-break/></text:p>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text:soft-page-break/></text:p>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text:span><text:soft-page-break/><text:span text:style-name="T59">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oft-page-break/><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text:soft-page-break/>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text:soft-page-break/>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oft-page-break/><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3" text:outline-level="2"><text:soft-page-break/><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text:soft-page-break/></text:p>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text:soft-page-break/>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text:soft-page-break/>–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text:soft-page-break/>–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text:soft-page-break/>–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text:soft-page-break/>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text:soft-page-break/>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text:soft-page-break/>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text:soft-page-break/></text:p>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5"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text:soft-page-break/>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text:soft-page-break/>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text:soft-page-break/></text:p>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text:soft-page-break/>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text:soft-page-break/>–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2"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soft-page-break/>…</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text:soft-page-break/>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text:soft-page-break/>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text:soft-page-break/>–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text:soft-page-break/></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text:soft-page-break/>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text:soft-page-break/>–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text:soft-page-break/>–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text:soft-page-break/>–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text:soft-page-break/>–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text:soft-page-break/>–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text:soft-page-break/></text:p>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20T21:37:19.785835451</dc:date>
    <meta:editing-duration>P149DT17H14M20S</meta:editing-duration>
    <meta:editing-cycles>9489</meta:editing-cycles>
    <meta:generator>LibreOffice/5.1.6.2$Linux_X86_64 LibreOffice_project/10m0$Build-2</meta:generator>
    <meta:printed-by>макс </meta:printed-by>
    <meta:print-date>2017-08-23T21:51:29.95</meta:print-date>
    <meta:document-statistic meta:table-count="0" meta:image-count="0" meta:object-count="0" meta:page-count="240" meta:paragraph-count="4773" meta:word-count="101906" meta:character-count="675377" meta:non-whitespace-character-count="573744"/>
  </office:meta>
</office:document-meta>
</file>